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0.0272in" svg:height="4.7583in" svg:x="3.1543in" svg:y="0.5752in">
            <draw:object draw:notify-on-update-of-ranges="Sheet1.A1:Sheet1.A1 Sheet1.A2:Sheet1.A25 Sheet1.B1:Sheet1.B1 Sheet1.B2:Sheet1.B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>
            <text:p>Lil Wayne </text:p>
          </table:table-cell>
          <table:table-cell office:value-type="float" office:value="369">
            <text:p>369</text:p>
          </table:table-cell>
        </table:table-row>
        <table:table-row table:style-name="ro1">
          <table:table-cell office:value-type="string">
            <text:p>Eminem 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Bob Marley 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Kid Cudi 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Wiz Khalifa 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string">
            <text:p>Drake 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string">
            <text:p>The Beatles 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string">
            <text:p>Taylor Swift 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string">
            <text:p>Bassnectar 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string">
            <text:p>deadmau5 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string">
            <text:p>Michael Jackson 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string">
            <text:p>Lady Gaga 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string">
            <text:p>Red Hot Chili Peppers 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string">
            <text:p>Katy Perry 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Jack Johnson 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string">
            <text:p>Skrillex 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string">
            <text:p>Sublime 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string">
            <text:p>Slightly Stoopid 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string">
            <text:p>Atmosphere 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string">
            <text:p>Pretty Lights 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Jay-Z 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MGMT 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string">
            <text:p>Daft Punk 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Adele 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Jason Aldean </text:p>
          </table:table-cell>
          <table:table-cell office:value-type="float" office:value="112">
            <text:p>112</text:p>
          </table:table-cell>
        </table:table-row>
      </table:table>
      <table:table table:name="Sheet2" table:style-name="ta1">
        <table:shapes>
          <draw:frame draw:z-index="0" draw:style-name="gr1" svg:width="10.0272in" svg:height="4.7583in" svg:x="3.5559in" svg:y="0.889in">
            <draw:object draw:notify-on-update-of-ranges="Sheet2.A1:Sheet2.A1 Sheet2.A2:Sheet2.A25 Sheet2.B1:Sheet2.B1 Sheet2.B2:Sheet2.B2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>
            <text:p>The Hangover 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office:value-type="string">
            <text:p>Step Brothers 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string">
            <text:p>Superbad 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Fight Club 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Inception 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Harry Potter 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Buddy The Elf 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Where the Wild Things Are 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Batman: The Dark Knight 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Pineapple Express 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Avatar 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Anchorman 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The Notebook 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Finding Nemo 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Wedding Crashers 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Boondock Saints 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Toy Story 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Disney 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Pulp Fiction 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Transformers 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Star Wars 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The Lion King 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Despicable Me 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The Blind Side </text:p>
          </table:table-cell>
          <table:table-cell office:value-type="float" office:value="52">
            <text:p>52</text:p>
          </table:table-cell>
        </table:table-row>
      </table:table>
      <table:table table:name="Sheet3" table:style-name="ta1">
        <table:shapes>
          <draw:frame draw:z-index="0" draw:style-name="gr1" svg:width="10.2819in" svg:height="6.0862in" svg:x="2.9146in" svg:y="0.2929in">
            <draw:object draw:notify-on-update-of-ranges="Sheet3.A1:Sheet3.A1 Sheet3.A2:Sheet3.A26 Sheet3.B1:Sheet3.B1 Sheet3.B2:Sheet3.B2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Count</text:p>
          </table:table-cell>
        </table:table-row>
        <table:table-row table:style-name="ro1">
          <table:table-cell office:value-type="string">
            <text:p>Nevada Wolf Pack </text:p>
          </table:table-cell>
          <table:table-cell office:value-type="float" office:value="391">
            <text:p>391</text:p>
          </table:table-cell>
        </table:table-row>
        <table:table-row table:style-name="ro1">
          <table:table-cell office:value-type="string">
            <text:p>The Hangover 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University of Nevada, Reno 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string">
            <text:p>Knitting Factory [Reno] 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Reno Aces 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Nevada Cheerleading Team 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Family Guy 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Reno Tahoe USA 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 office:value-type="string">
            <text:p>South Park 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Megan Fox 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string">
            <text:p>Visit Lake Tahoe South 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string">
            <text:p>Starbucks 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string">
            <text:p>Harry Potter 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string">
            <text:p>Keep Tahoe Blue 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string">
            <text:p>The Office 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string">
            <text:p>Tosh.0 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string">
            <text:p>City of Reno 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The 775 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string">
            <text:p>Reno Rodeo 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ummer in Tahoe </text:p>
          </table:table-cell>
          <table:table-cell office:value-type="float" office:value="187">
            <text:p>1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</meta:initial-creator>
    <meta:creation-date>2012-05-07T15:46:31</meta:creation-date>
    <dc:date>2012-05-07T16:37:09</dc:date>
    <dc:creator>Nathan </dc:creator>
    <meta:editing-duration>PT45M47S</meta:editing-duration>
    <meta:editing-cycles>3</meta:editing-cycles>
    <meta:generator>LibreOffice/3.5$Linux_X86_64 LibreOffice_project/350m1$Build-202</meta:generator>
    <meta:document-statistic meta:table-count="3" meta:cell-count="14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text-overlap="true" chart:reverse-direction="false" text:line-break="false" chart:axis-position="0" style:rotation-angle="315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47cm" svg:height="12.087cm" xlink:href=".." xlink:type="simple" chart:class="chart:bar" chart:style-name="ch1">
        <chart:plot-area chart:style-name="ch2" table:cell-range-address="Sheet1.A1:Sheet1.B25" chart:data-source-has-labels="both" svg:x="0.959cm" svg:y="0.858cm" svg:width="23.493cm" svg:height="10.56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765cm" svg:y="0.875cm" svg:width="21.876cm" svg:height="7.53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ooo:date-scale/>
            <chart:categories table:cell-range-address="Sheet1.A2:Sheet1.A25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6"/>
          <chart:series chart:style-name="ch7" chart:values-cell-range-address="Sheet1.B2:Sheet1.B25" chart:label-cell-address="Sheet1.B1:Sheet1.B1" chart:class="chart:bar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69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minem </text:p>
                <draw:g>
                  <svg:desc>Sheet1.A2:Sheet1.A25</svg:desc>
                </draw:g>
              </table:table-cell>
              <table:table-cell office:value-type="float" office:value="305">
                <text:p>305</text:p>
                <draw:g>
                  <svg:desc>Sheet1.B2:Sheet1.B25</svg:desc>
                </draw:g>
              </table:table-cell>
            </table:table-row>
            <table:table-row>
              <table:table-cell office:value-type="string">
                <text:p>Bob Marley 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Kid Cudi 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Wiz Khalifa 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Drake 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The Beatles 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Taylor Swift 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Bassnectar 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deadmau5 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Michael Jackson 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Lady Gaga 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Red Hot Chili Peppers 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Katy Perry 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Jack Johnson 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Skrillex 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Sublime 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Slightly Stoopid 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Atmosphere 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Pretty Lights 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Jay-Z 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MGMT 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Daft Punk 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Adele 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Jason Aldean </text:p>
              </table:table-cell>
              <table:table-cell office:value-type="float" office:value="112">
                <text:p>1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text-overlap="true" chart:reverse-direction="false" text:line-break="false" chart:axis-position="0" style:rotation-angle="315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47cm" svg:height="12.087cm" xlink:href=".." xlink:type="simple" chart:class="chart:bar" chart:style-name="ch1">
        <chart:plot-area chart:style-name="ch2" table:cell-range-address="Sheet2.A1:Sheet2.B25" chart:data-source-has-labels="both" svg:x="0.959cm" svg:y="0.858cm" svg:width="23.493cm" svg:height="10.56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765cm" svg:y="0.872cm" svg:width="21.759cm" svg:height="7.03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ooo:date-scale/>
            <chart:categories table:cell-range-address="Sheet2.A2:Sheet2.A25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6"/>
          <chart:series chart:style-name="ch7" chart:values-cell-range-address="Sheet2.B2:Sheet2.B25" chart:label-cell-address="Sheet2.B1:Sheet2.B1" chart:class="chart:bar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30</text:p>
                <draw:g>
                  <svg:desc>Sheet2.B1:Sheet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ep Brothers </text:p>
                <draw:g>
                  <svg:desc>Sheet2.A2:Sheet2.A25</svg:desc>
                </draw:g>
              </table:table-cell>
              <table:table-cell office:value-type="float" office:value="143">
                <text:p>143</text:p>
                <draw:g>
                  <svg:desc>Sheet2.B2:Sheet2.B25</svg:desc>
                </draw:g>
              </table:table-cell>
            </table:table-row>
            <table:table-row>
              <table:table-cell office:value-type="string">
                <text:p>Superbad 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Fight Club 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Inception 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Harry Potter 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Buddy The Elf 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Where the Wild Things Are 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Batman: The Dark Knight 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Pineapple Express 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Avatar 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Anchorman 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The Notebook 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Finding Nemo 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Wedding Crashers 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Boondock Saints 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Toy Story 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Disney 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Pulp Fiction 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Transformers 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Star Wars 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The Lion King 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Despicable Me 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The Blind Side </text:p>
              </table:table-cell>
              <table:table-cell office:value-type="float" office:value="52">
                <text:p>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 style:rotation-angle="27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117cm" svg:height="15.46cm" xlink:href=".." xlink:type="simple" chart:class="chart:bar" chart:style-name="ch1">
        <chart:plot-area chart:style-name="ch2" table:cell-range-address="Sheet3.A1:Sheet3.B26" chart:data-source-has-labels="both" svg:x="0.972cm" svg:y="1.062cm" svg:width="24.101cm" svg:height="13.66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778cm" svg:y="1.102cm" svg:width="23.295cm" svg:height="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ooo:date-scale/>
            <chart:categories table:cell-range-address="Sheet3.A2:Sheet3.A26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6"/>
          <chart:series chart:style-name="ch7" chart:values-cell-range-address="Sheet3.B2:Sheet3.B26" chart:label-cell-address="Sheet3.B1:Sheet3.B1" chart:class="chart:bar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Sheet3.B1:Sheet3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evada Wolf Pack </text:p>
                <draw:g>
                  <svg:desc>Sheet3.A2:Sheet3.A26</svg:desc>
                </draw:g>
              </table:table-cell>
              <table:table-cell office:value-type="float" office:value="391">
                <text:p>391</text:p>
                <draw:g>
                  <svg:desc>Sheet3.B2:Sheet3.B26</svg:desc>
                </draw:g>
              </table:table-cell>
            </table:table-row>
            <table:table-row>
              <table:table-cell office:value-type="string">
                <text:p>The Hangover 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University of Nevada, Reno 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Knitting Factory [Reno] 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Reno Aces 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vada Cheerleading Team 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Family Guy 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Reno Tahoe USA 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South Park 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Megan Fox 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Visit Lake Tahoe South 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Starbucks 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Harry Potter 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Keep Tahoe Blue 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The Office 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Tosh.0 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City of Reno 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775 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Reno Rodeo 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mmer in Tahoe 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